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xscale</text:p>
          </table:table-cell>
          <table:table-cell table:style-name="ce1" office:value-type="string" calcext:value-type="string">
            <text:p>yscale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.453125" calcext:value-type="float">
            <text:p>7.4531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8" loext:min-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00-00-00</text:date>, <text:time style:data-style-name="N2" text:time-value="20:28:42.6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9S</meta:editing-duration>
    <meta:editing-cycles>5</meta:editing-cycles>
    <meta:generator>LibreOffice/5.4.4.2$Windows_X86_64 LibreOffice_project/2524958677847fb3bb44820e40380acbe820f960</meta:generator>
    <dc:date>2020-06-30T20:44:19.915000000</dc:date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